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UrbanBody">
      <style:paragraph-properties fo:text-align="end" style:justify-single-word="false"/>
    </style:style>
    <style:style style:family="paragraph" style:name="P4" style:parent-style-name="UrbanBody">
      <style:text-properties fo:font-size="12pt" style:font-name="Times New Roman1" style:font-size-asian="12pt" style:font-size-complex="12pt"/>
    </style:style>
    <style:style style:family="paragraph" style:name="P5" style:parent-style-name="UrbanTitle2">
      <style:text-properties fo:font-size="13pt" style:font-size-asian="13pt" style:font-size-complex="13pt" style:text-underline-color="font-color" style:text-underline-style="solid" style:text-underline-width="auto"/>
    </style:style>
    <style:style style:family="paragraph" style:name="P6" style:parent-style-name="UrbanTitle2">
      <style:text-properties fo:font-size="13pt" fo:font-style="normal" style:font-size-asian="13pt" style:font-size-complex="13pt" style:font-style-asian="normal" style:font-style-complex="normal" style:text-underline-color="font-color" style:text-underline-style="solid" style:text-underline-width="auto"/>
    </style:style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padding="0cm" style:background-transparency="100%" style:horizontal-pos="from-left" style:horizontal-rel="paragraph" style:number-wrapped-paragraphs="no-limit" style:shadow="none" style:vertical-pos="from-top" style:vertical-rel="paragraph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5">do text</text:span></text:p><text:p text:style-name="P7"><text:span text:style-name="T5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ecours au GW par demandeur contre décision du collège</text:p>
      <text:p text:style-name="UrbanTitle"/>
      <text:p text:style-name="UrbanBody"><text:span text:style-name="T3"><office:annotation><dc:creator>Gauthier Bastien</dc:creator><dc:date>2011-01-13T14:56:41</dc:date><text:p text:style-name="P7"><text:span text:style-name="T5">do text</text:span></text:p><text:p text:style-name="P7"><text:span text:style-name="T5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7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P4"/>
      <text:p text:style-name="P4"/>
      <text:p text:style-name="P6">Exposé du dossier</text:p>
      <text:p text:style-name="UrbanBody"><text:text-input text:description="Champs Demandeur-Signalétique (avec adresse)">self.getApplicantsSignaletic(withaddress=True)</text:text-input>, a, en date du <text:text-input text:description="Champs Permis de bâtir-Date de l'accusé de réception de la demande">tool.formatDate(self.getLastAcknowledgment().getEventDate())</text:text-input> introduit une demande de permis d'urbanisme relative à <text:text-input text:description="Objet des travaux">self.getLicenceSubject()</text:text-input>, <text:text-input text:description="Situation des travaux">self.getWorkLocationSignaletic()</text:text-input>.</text:p>
      <text:p text:style-name="UrbanBody"/>
      <text:p text:style-name="UrbanBody">Le Collège Communal a émis un avis favorable et en date du <text:text-input text:description="Champs Permis de bâtir-Date du dernier rapport de collège">tool.formatDate(self.getLastWalloonRegionOpinionRequest().getEventDate())</text:text-input> a sollicité la décision du Fonctionnaire Délégué.</text:p>
      <text:p text:style-name="UrbanBody">Ce dernier ayant refusé la dérogation soulevée par le dossier, le Collège Communal a statué défavorablement en séance du <text:text-input text:description="Champs Permis de bâtir-Date du dernier rapport de collège">tool.formatDate(self.getLastTheLicence().getDecisionDate())</text:text-input> <text:s/>et un refus de permis d'urbanisme a été délivré.</text:p>
      <text:p text:style-name="UrbanBody">Le demandeur a formé recours contre cette décision et le Service Public Wallonie - Direction Générale Opérationnelle de l'Aménagement du Territoire, du Logement, du Patrimoine et de l'Energie organise une audition en ses bureaux, rue des Brigades d'Irlande, n°1, à 5100 Namur, le [DATE] <text:s/>à [HEURE].</text:p>
      <text:p text:style-name="UrbanBody">La cellule de l'Urbanisme estime qu'il [EST/N'EST PAS] nécessaire que la Ville soit représentée lors de cette audition.</text:p>
      <text:p text:style-name="UrbanBody"/>
      <text:p text:style-name="P5">Proposition</text:p>
      <text:p text:style-name="UrbanTitle3">Suivi d'exécution : Date d'exécution :</text:p>
      <text:p text:style-name="UrbanTitle3">Proposition de service :</text:p>
      <text:p text:style-name="UrbanBody">- qu'il serait souhaitable</text:p>
      <text:p text:style-name="UrbanBody">ou</text:p>
      <text:p text:style-name="UrbanBody">- qu'il n'est pas nécessaire</text:p>
      <text:p text:style-name="UrbanBody">que la ville soit représentée à l'audition dans les bureaux du SPW à Namur, le [DATE] <text:s/>à [HEURE] dans le cadre d'un recours introduit par <text:text-input text:description="Demandeurs">self.getApplicantsSignaletic()</text:text-input> suite à un refus de permis d'urbanisme relatif à <text:text-input text:description="Objet des travaux">self.getLicenceSubject()</text:text-input>, <text:text-input text:description="Situation des travaux">self.getWorkLocationSignaletic()</text:text-input>.</text:p>
      <text:p text:style-name="UrbanBody"/>
      <text:p text:style-name="UrbanBody"><text:soft-page-break/></text:p>
      <text:p text:style-name="UrbanBody"><office:annotation><dc:creator>Gauthier Bastien</dc:creator><dc:date>2011-01-13T14:56:41</dc:date><text:p text:style-name="P7"><text:span text:style-name="T5">do text</text:span></text:p><text:p text:style-name="P7"><text:span text:style-name="T5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UrbanBody">
      <style:paragraph-properties fo:text-align="end" style:justify-single-word="false"/>
    </style:style>
    <style:style style:family="paragraph" style:name="P4" style:parent-style-name="UrbanBody">
      <style:text-properties fo:font-size="12pt" style:font-name="Times New Roman1" style:font-size-asian="12pt" style:font-size-complex="12pt"/>
    </style:style>
    <style:style style:family="paragraph" style:name="P5" style:parent-style-name="UrbanTitle2">
      <style:text-properties fo:font-size="13pt" style:font-size-asian="13pt" style:font-size-complex="13pt" style:text-underline-color="font-color" style:text-underline-style="solid" style:text-underline-width="auto"/>
    </style:style>
    <style:style style:family="paragraph" style:name="P6" style:parent-style-name="UrbanTitle2">
      <style:text-properties fo:font-size="13pt" fo:font-style="normal" style:font-size-asian="13pt" style:font-size-complex="13pt" style:font-style-asian="normal" style:font-style-complex="normal" style:text-underline-color="font-color" style:text-underline-style="solid" style:text-underline-width="auto"/>
    </style:style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padding="0cm" style:background-transparency="100%" style:horizontal-pos="from-left" style:horizontal-rel="paragraph" style:number-wrapped-paragraphs="no-limit" style:shadow="none" style:vertical-pos="from-top" style:vertical-rel="paragraph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5">do text</text:span></text:p><text:p text:style-name="P7"><text:span text:style-name="T5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ecours au GW par demandeur contre décision du collège</text:p>
      <text:p text:style-name="UrbanTitle"/>
      <text:p text:style-name="UrbanBody"><text:span text:style-name="T3"><office:annotation><dc:creator>Gauthier Bastien</dc:creator><dc:date>2011-01-13T14:56:41</dc:date><text:p text:style-name="P7"><text:span text:style-name="T5">do text</text:span></text:p><text:p text:style-name="P7"><text:span text:style-name="T5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7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P4"/>
      <text:p text:style-name="P4"/>
      <text:p text:style-name="P6">Exposé du dossier</text:p>
      <text:p text:style-name="UrbanBody"><text:text-input text:description="Champs Demandeur-Signalétique (avec adresse)">self.getApplicantsSignaletic(withaddress=True)</text:text-input>, a, en date du <text:text-input text:description="Champs Permis de bâtir-Date de l'accusé de réception de la demande">tool.formatDate(self.getLastAcknowledgment().getEventDate())</text:text-input> introduit une demande de permis d'urbanisme relative à <text:text-input text:description="Objet des travaux">self.getLicenceSubject()</text:text-input>, <text:text-input text:description="Situation des travaux">self.getWorkLocationSignaletic()</text:text-input>.</text:p>
      <text:p text:style-name="UrbanBody"/>
      <text:p text:style-name="UrbanBody">Le Collège Communal a émis un avis favorable et en date du <text:text-input text:description="Champs Permis de bâtir-Date du dernier rapport de collège">tool.formatDate(self.getLastWalloonRegionOpinionRequest().getEventDate())</text:text-input> a sollicité la décision du Fonctionnaire Délégué.</text:p>
      <text:p text:style-name="UrbanBody">Ce dernier ayant refusé la dérogation soulevée par le dossier, le Collège Communal a statué défavorablement en séance du <text:text-input text:description="Champs Permis de bâtir-Date du dernier rapport de collège">tool.formatDate(self.getLastTheLicence().getDecisionDate())</text:text-input> <text:s/>et un refus de permis d'urbanisme a été délivré.</text:p>
      <text:p text:style-name="UrbanBody">Le demandeur a formé recours contre cette décision et le Service Public Wallonie - Direction Générale Opérationnelle de l'Aménagement du Territoire, du Logement, du Patrimoine et de l'Energie organise une audition en ses bureaux, rue des Brigades d'Irlande, n°1, à 5100 Namur, le [DATE] <text:s/>à [HEURE].</text:p>
      <text:p text:style-name="UrbanBody">La cellule de l'Urbanisme estime qu'il [EST/N'EST PAS] nécessaire que la Ville soit représentée lors de cette audition.</text:p>
      <text:p text:style-name="UrbanBody"/>
      <text:p text:style-name="P5">Proposition</text:p>
      <text:p text:style-name="UrbanTitle3">Suivi d'exécution : Date d'exécution :</text:p>
      <text:p text:style-name="UrbanTitle3">Proposition de service :</text:p>
      <text:p text:style-name="UrbanBody">- qu'il serait souhaitable</text:p>
      <text:p text:style-name="UrbanBody">ou</text:p>
      <text:p text:style-name="UrbanBody">- qu'il n'est pas nécessaire</text:p>
      <text:p text:style-name="UrbanBody">que la ville soit représentée à l'audition dans les bureaux du SPW à Namur, le [DATE] <text:s/>à [HEURE] dans le cadre d'un recours introduit par <text:text-input text:description="Demandeurs">self.getApplicantsSignaletic()</text:text-input> suite à un refus de permis d'urbanisme relatif à <text:text-input text:description="Objet des travaux">self.getLicenceSubject()</text:text-input>, <text:text-input text:description="Situation des travaux">self.getWorkLocationSignaletic()</text:text-input>.</text:p>
      <text:p text:style-name="UrbanBody"/>
      <text:p text:style-name="UrbanBody"><text:soft-page-break/></text:p>
      <text:p text:style-name="UrbanBody"><office:annotation><dc:creator>Gauthier Bastien</dc:creator><dc:date>2011-01-13T14:56:41</dc:date><text:p text:style-name="P7"><text:span text:style-name="T5">do text</text:span></text:p><text:p text:style-name="P7"><text:span text:style-name="T5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UrbanBody">
      <style:paragraph-properties fo:text-align="end" style:justify-single-word="false"/>
    </style:style>
    <style:style style:family="paragraph" style:name="P4" style:parent-style-name="UrbanBody">
      <style:text-properties fo:font-size="12pt" style:font-name="Times New Roman1" style:font-size-asian="12pt" style:font-size-complex="12pt"/>
    </style:style>
    <style:style style:family="paragraph" style:name="P5" style:parent-style-name="UrbanTitle2">
      <style:text-properties fo:font-size="13pt" style:font-size-asian="13pt" style:font-size-complex="13pt" style:text-underline-color="font-color" style:text-underline-style="solid" style:text-underline-width="auto"/>
    </style:style>
    <style:style style:family="paragraph" style:name="P6" style:parent-style-name="UrbanTitle2">
      <style:text-properties fo:font-size="13pt" fo:font-style="normal" style:font-size-asian="13pt" style:font-size-complex="13pt" style:font-style-asian="normal" style:font-style-complex="normal" style:text-underline-color="font-color" style:text-underline-style="solid" style:text-underline-width="auto"/>
    </style:style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padding="0cm" style:background-transparency="100%" style:horizontal-pos="from-left" style:horizontal-rel="paragraph" style:number-wrapped-paragraphs="no-limit" style:shadow="none" style:vertical-pos="from-top" style:vertical-rel="paragraph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5">do text</text:span></text:p><text:p text:style-name="P7"><text:span text:style-name="T5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ecours au GW par demandeur contre décision du collège</text:p>
      <text:p text:style-name="UrbanTitle"/>
      <text:p text:style-name="UrbanBody"><text:span text:style-name="T3"><office:annotation><dc:creator>Gauthier Bastien</dc:creator><dc:date>2011-01-13T14:56:41</dc:date><text:p text:style-name="P7"><text:span text:style-name="T5">do text</text:span></text:p><text:p text:style-name="P7"><text:span text:style-name="T5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7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P4"/>
      <text:p text:style-name="P4"/>
      <text:p text:style-name="P6">Exposé du dossier</text:p>
      <text:p text:style-name="UrbanBody"><text:text-input text:description="Champs Demandeur-Signalétique (avec adresse)">self.getApplicantsSignaletic(withaddress=True)</text:text-input>, a, en date du <text:text-input text:description="Champs Permis de bâtir-Date de l'accusé de réception de la demande">tool.formatDate(self.getLastAcknowledgment().getEventDate())</text:text-input> introduit une demande de permis d'urbanisme relative à <text:text-input text:description="Objet des travaux">self.getLicenceSubject()</text:text-input>, <text:text-input text:description="Situation des travaux">self.getWorkLocationSignaletic()</text:text-input>.</text:p>
      <text:p text:style-name="UrbanBody"/>
      <text:p text:style-name="UrbanBody">Le Collège Communal a émis un avis favorable et en date du <text:text-input text:description="Champs Permis de bâtir-Date du dernier rapport de collège">tool.formatDate(self.getLastWalloonRegionOpinionRequest().getEventDate())</text:text-input> a sollicité la décision du Fonctionnaire Délégué.</text:p>
      <text:p text:style-name="UrbanBody">Ce dernier ayant refusé la dérogation soulevée par le dossier, le Collège Communal a statué défavorablement en séance du <text:text-input text:description="Champs Permis de bâtir-Date du dernier rapport de collège">tool.formatDate(self.getLastTheLicence().getDecisionDate())</text:text-input> <text:s/>et un refus de permis d'urbanisme a été délivré.</text:p>
      <text:p text:style-name="UrbanBody">Le demandeur a formé recours contre cette décision et le Service Public Wallonie - Direction Générale Opérationnelle de l'Aménagement du Territoire, du Logement, du Patrimoine et de l'Energie organise une audition en ses bureaux, rue des Brigades d'Irlande, n°1, à 5100 Namur, le [DATE] <text:s/>à [HEURE].</text:p>
      <text:p text:style-name="UrbanBody">La cellule de l'Urbanisme estime qu'il [EST/N'EST PAS] nécessaire que la Ville soit représentée lors de cette audition.</text:p>
      <text:p text:style-name="UrbanBody"/>
      <text:p text:style-name="P5">Proposition</text:p>
      <text:p text:style-name="UrbanTitle3">Suivi d'exécution : Date d'exécution :</text:p>
      <text:p text:style-name="UrbanTitle3">Proposition de service :</text:p>
      <text:p text:style-name="UrbanBody">- qu'il serait souhaitable</text:p>
      <text:p text:style-name="UrbanBody">ou</text:p>
      <text:p text:style-name="UrbanBody">- qu'il n'est pas nécessaire</text:p>
      <text:p text:style-name="UrbanBody">que la ville soit représentée à l'audition dans les bureaux du SPW à Namur, le [DATE] <text:s/>à [HEURE] dans le cadre d'un recours introduit par <text:text-input text:description="Demandeurs">self.getApplicantsSignaletic()</text:text-input> suite à un refus de permis d'urbanisme relatif à <text:text-input text:description="Objet des travaux">self.getLicenceSubject()</text:text-input>, <text:text-input text:description="Situation des travaux">self.getWorkLocationSignaletic()</text:text-input>.</text:p>
      <text:p text:style-name="UrbanBody"/>
      <text:p text:style-name="UrbanBody"><text:soft-page-break/></text:p>
      <text:p text:style-name="UrbanBody"><office:annotation><dc:creator>Gauthier Bastien</dc:creator><dc:date>2011-01-13T14:56:41</dc:date><text:p text:style-name="P7"><text:span text:style-name="T5">do text</text:span></text:p><text:p text:style-name="P7"><text:span text:style-name="T5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UrbanBody">
      <style:paragraph-properties fo:text-align="end" style:justify-single-word="false"/>
    </style:style>
    <style:style style:family="paragraph" style:name="P4" style:parent-style-name="UrbanBody">
      <style:text-properties fo:font-size="12pt" style:font-name="Times New Roman1" style:font-size-asian="12pt" style:font-size-complex="12pt"/>
    </style:style>
    <style:style style:family="paragraph" style:name="P5" style:parent-style-name="UrbanTitle2">
      <style:text-properties fo:font-size="13pt" style:font-size-asian="13pt" style:font-size-complex="13pt" style:text-underline-color="font-color" style:text-underline-style="solid" style:text-underline-width="auto"/>
    </style:style>
    <style:style style:family="paragraph" style:name="P6" style:parent-style-name="UrbanTitle2">
      <style:text-properties fo:font-size="13pt" fo:font-style="normal" style:font-size-asian="13pt" style:font-size-complex="13pt" style:font-style-asian="normal" style:font-style-complex="normal" style:text-underline-color="font-color" style:text-underline-style="solid" style:text-underline-width="auto"/>
    </style:style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padding="0cm" style:background-transparency="100%" style:horizontal-pos="from-left" style:horizontal-rel="paragraph" style:number-wrapped-paragraphs="no-limit" style:shadow="none" style:vertical-pos="from-top" style:vertical-rel="paragraph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5">do text</text:span></text:p><text:p text:style-name="P7"><text:span text:style-name="T5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ecours au GW par demandeur contre décision du collège</text:p>
      <text:p text:style-name="UrbanTitle"/>
      <text:p text:style-name="UrbanBody"><text:span text:style-name="T3"><office:annotation><dc:creator>Gauthier Bastien</dc:creator><dc:date>2011-01-13T14:56:41</dc:date><text:p text:style-name="P7"><text:span text:style-name="T5">do text</text:span></text:p><text:p text:style-name="P7"><text:span text:style-name="T5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7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P4"/>
      <text:p text:style-name="P4"/>
      <text:p text:style-name="P6">Exposé du dossier</text:p>
      <text:p text:style-name="UrbanBody"><text:text-input text:description="Champs Demandeur-Signalétique (avec adresse)">self.getApplicantsSignaletic(withaddress=True)</text:text-input>, a, en date du <text:text-input text:description="Champs Permis de bâtir-Date de l'accusé de réception de la demande">tool.formatDate(self.getLastAcknowledgment().getEventDate())</text:text-input> introduit une demande de permis d'urbanisme relative à <text:text-input text:description="Objet des travaux">self.getLicenceSubject()</text:text-input>, <text:text-input text:description="Situation des travaux">self.getWorkLocationSignaletic()</text:text-input>.</text:p>
      <text:p text:style-name="UrbanBody"/>
      <text:p text:style-name="UrbanBody">Le Collège Communal a émis un avis favorable et en date du <text:text-input text:description="Champs Permis de bâtir-Date du dernier rapport de collège">tool.formatDate(self.getLastWalloonRegionOpinionRequest().getEventDate())</text:text-input> a sollicité la décision du Fonctionnaire Délégué.</text:p>
      <text:p text:style-name="UrbanBody">Ce dernier ayant refusé la dérogation soulevée par le dossier, le Collège Communal a statué défavorablement en séance du <text:text-input text:description="Champs Permis de bâtir-Date du dernier rapport de collège">tool.formatDate(self.getLastTheLicence().getDecisionDate())</text:text-input> <text:s/>et un refus de permis d'urbanisme a été délivré.</text:p>
      <text:p text:style-name="UrbanBody">Le demandeur a formé recours contre cette décision et le Service Public Wallonie - Direction Générale Opérationnelle de l'Aménagement du Territoire, du Logement, du Patrimoine et de l'Energie organise une audition en ses bureaux, rue des Brigades d'Irlande, n°1, à 5100 Namur, le [DATE] <text:s/>à [HEURE].</text:p>
      <text:p text:style-name="UrbanBody">La cellule de l'Urbanisme estime qu'il [EST/N'EST PAS] nécessaire que la Ville soit représentée lors de cette audition.</text:p>
      <text:p text:style-name="UrbanBody"/>
      <text:p text:style-name="P5">Proposition</text:p>
      <text:p text:style-name="UrbanTitle3">Suivi d'exécution : Date d'exécution :</text:p>
      <text:p text:style-name="UrbanTitle3">Proposition de service :</text:p>
      <text:p text:style-name="UrbanBody">- qu'il serait souhaitable</text:p>
      <text:p text:style-name="UrbanBody">ou</text:p>
      <text:p text:style-name="UrbanBody">- qu'il n'est pas nécessaire</text:p>
      <text:p text:style-name="UrbanBody">que la ville soit représentée à l'audition dans les bureaux du SPW à Namur, le [DATE] <text:s/>à [HEURE] dans le cadre d'un recours introduit par <text:text-input text:description="Demandeurs">self.getApplicantsSignaletic()</text:text-input> suite à un refus de permis d'urbanisme relatif à <text:text-input text:description="Objet des travaux">self.getLicenceSubject()</text:text-input>, <text:text-input text:description="Situation des travaux">self.getWorkLocationSignaletic()</text:text-input>.</text:p>
      <text:p text:style-name="UrbanBody"/>
      <text:p text:style-name="UrbanBody"><text:soft-page-break/></text:p>
      <text:p text:style-name="UrbanBody"><office:annotation><dc:creator>Gauthier Bastien</dc:creator><dc:date>2011-01-13T14:56:41</dc:date><text:p text:style-name="P7"><text:span text:style-name="T5">do text</text:span></text:p><text:p text:style-name="P7"><text:span text:style-name="T5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3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WW8Num2z0" style:family="text">
      <style:text-properties style:font-name="Wingdings" fo:font-size="8pt" style:font-size-asian="8pt" style:font-name-complex="Wingdings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creation-date>2009-07-27T10:37:25</meta:creation-date>
    <dc:date>2012-01-20T15:28:30</dc:date>
    <dc:language>fr-FR</dc:language>
    <meta:editing-cycles>77</meta:editing-cycles>
    <meta:editing-duration>P1DT8H31M21S</meta:editing-duration>
    <dc:creator>sde </dc:creator>
    <meta:document-statistic meta:table-count="0" meta:image-count="0" meta:object-count="0" meta:page-count="2" meta:paragraph-count="24" meta:word-count="234" meta:character-count="1916" meta:non-whitespace-character-count="1709"/>
    <meta:user-defined meta:name="Info 1"/>
    <meta:user-defined meta:name="Info 2"/>
    <meta:user-defined meta:name="Info 3"/>
    <meta:user-defined meta:name="Info 4"/>
  </office:meta>
</office:document-meta>
</file>